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3643" officeooo:paragraph-rsid="000d3643"/>
    </style:style>
    <style:style style:name="P2" style:family="paragraph" style:parent-style-name="Standard">
      <style:text-properties officeooo:rsid="000d3643" officeooo:paragraph-rsid="000f164e"/>
    </style:style>
    <style:style style:name="P3" style:family="paragraph" style:parent-style-name="Standard">
      <style:text-properties officeooo:rsid="000f164e" officeooo:paragraph-rsid="000f164e"/>
    </style:style>
    <style:style style:name="P4" style:family="paragraph" style:parent-style-name="Standard">
      <style:text-properties officeooo:rsid="00105c6b" officeooo:paragraph-rsid="00105c6b"/>
    </style:style>
    <style:style style:name="P5" style:family="paragraph" style:parent-style-name="Standard">
      <style:text-properties officeooo:rsid="000f164e" officeooo:paragraph-rsid="000f164e"/>
    </style:style>
    <style:style style:name="P6" style:family="paragraph" style:parent-style-name="Standard">
      <style:text-properties officeooo:rsid="000f164e" officeooo:paragraph-rsid="000d36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 Report</text:p>
      <text:p text:style-name="P1"/>
      <text:p text:style-name="P1">1. CTSRPT</text:p>
      <text:p text:style-name="P1"/>
      <text:p text:style-name="P4">###############################################################</text:p>
      <text:p text:style-name="P4"># <text:s/>Generated by: <text:s text:c="5"/>Cadence Encounter 14.27-s035_1</text:p>
      <text:p text:style-name="P4"># <text:s/>OS: <text:s text:c="15"/>Linux x86_64(Host ID eecad32.eas.asu.edu)</text:p>
      <text:p text:style-name="P4"># <text:s/>Generated on: <text:s text:c="5"/>Wed Nov 30 20:34:30 2016</text:p>
      <text:p text:style-name="P4"># <text:s/>Design: <text:s text:c="11"/>simon32_64</text:p>
      <text:p text:style-name="P4"># <text:s/>Command: <text:s text:c="10"/>reportClockTree -report simon32_64.ctsrpt -clk clk -postRoute</text:p>
      <text:p text:style-name="P4">###############################################################</text:p>
      <text:p text:style-name="P4">###############################################################</text:p>
      <text:p text:style-name="P4"># Complete Clock Tree Timing Report</text:p>
      <text:p text:style-name="P4">#</text:p>
      <text:p text:style-name="P4"># CLOCK: clk</text:p>
      <text:p text:style-name="P4">#</text:p>
      <text:p text:style-name="P4"># Mode: postRoute</text:p>
      <text:p text:style-name="P4">#</text:p>
      <text:p text:style-name="P4"># Delay Corner information</text:p>
      <text:p text:style-name="P4"># Analysis View <text:s text:c="6"/>: default_setup_view</text:p>
      <text:p text:style-name="P4"># Delay Corner Name <text:s text:c="2"/>: delayCorner_slow</text:p>
      <text:p text:style-name="P4"># RC Corner Name <text:s text:c="5"/>: RC_corner_25</text:p>
      <text:p text:style-name="P4"># Analysis View <text:s text:c="6"/>: default_hold_view</text:p>
      <text:p text:style-name="P4"># Delay Corner Name <text:s text:c="2"/>: delayCorner_fast</text:p>
      <text:p text:style-name="P4"># RC Corner Name <text:s text:c="5"/>: RC_corner_25</text:p>
      <text:p text:style-name="P4">###############################################################</text:p>
      <text:p text:style-name="P4"/>
      <text:p text:style-name="P4"/>
      <text:p text:style-name="P4">Nr. of Subtrees <text:s text:c="15"/>: 1</text:p>
      <text:p text:style-name="P4">Nr. of Sinks <text:s text:c="18"/>: 3041</text:p>
      <text:p text:style-name="P4">Nr. of Buffer <text:s text:c="17"/>: 93</text:p>
      <text:p text:style-name="P4">Nr. of Level (including gates) : 6</text:p>
      <text:p text:style-name="P4">Root Rise Input Tran <text:s text:c="10"/>: 0.1(ps)</text:p>
      <text:p text:style-name="P4">Root Fall Input Tran <text:s text:c="10"/>: 0.1(ps)</text:p>
      <text:p text:style-name="P4">No Driving Cell Specified!</text:p>
      <text:p text:style-name="P4">Max trig. edge delay at sink(R): k0_reg[13][1]/CLK 151.2(ps)</text:p>
      <text:p text:style-name="P4">Min trig. edge delay at sink(R): k2_reg[6][7]/CLK 110.1(ps)</text:p>
      <text:p text:style-name="P4"/>
      <text:p text:style-name="P4"><text:s text:c="33"/>(Actual) <text:s text:c="14"/>(Required) <text:s text:c="9"/></text:p>
      <text:p text:style-name="P4">Rise Phase Delay <text:s text:c="14"/>: 110.1~151.2(ps) <text:s text:c="7"/>0~10(ps) <text:s text:c="11"/></text:p>
      <text:p text:style-name="P4">Fall Phase Delay <text:s text:c="14"/>: 121.7~165.9(ps) <text:s text:c="7"/>0~10(ps) <text:s text:c="11"/></text:p>
      <text:p text:style-name="P4">Trig. Edge Skew <text:s text:c="15"/>: 41.1(ps) <text:s text:c="14"/>16(ps) <text:s text:c="13"/></text:p>
      <text:p text:style-name="P4">Rise Skew <text:s text:c="21"/>: 41.1(ps) <text:s text:c="14"/></text:p>
      <text:p text:style-name="P4">Fall Skew <text:s text:c="21"/>: 44.2(ps) <text:s text:c="14"/></text:p>
      <text:p text:style-name="P4">Max. Rise Buffer Tran <text:s text:c="9"/>: 55.4(ps) <text:s text:c="14"/>200(ps) <text:s text:c="12"/></text:p>
      <text:p text:style-name="P4">Max. Fall Buffer Tran <text:s text:c="9"/>: 44(ps) <text:s text:c="16"/>200(ps) <text:s text:c="12"/></text:p>
      <text:p text:style-name="P4">Max. Rise Sink Tran <text:s text:c="11"/>: 67.9(ps) <text:s text:c="14"/>200(ps) <text:s text:c="12"/></text:p>
      <text:p text:style-name="P4">Max. Fall Sink Tran <text:s text:c="11"/>: 54.3(ps) <text:s text:c="14"/>200(ps) <text:s text:c="12"/></text:p>
      <text:p text:style-name="P4">Min. Rise Buffer Tran <text:s text:c="9"/>: 9.7(ps) <text:s text:c="15"/>0(ps) <text:s text:c="14"/></text:p>
      <text:p text:style-name="P4"><text:soft-page-break/>Min. Fall Buffer Tran <text:s text:c="9"/>: 9.7(ps) <text:s text:c="15"/>0(ps) <text:s text:c="14"/></text:p>
      <text:p text:style-name="P4">Min. Rise Sink Tran <text:s text:c="11"/>: 4.9(ps) <text:s text:c="15"/>0(ps) <text:s text:c="14"/></text:p>
      <text:p text:style-name="P4">Min. Fall Sink Tran <text:s text:c="11"/>: 4.1(ps) <text:s text:c="15"/>0(ps) <text:s text:c="14"/></text:p>
      <text:p text:style-name="P4"/>
      <text:p text:style-name="P4">view default_setup_view : skew = 41.1ps (required = 16ps)</text:p>
      <text:p text:style-name="P4">view default_hold_view : skew = 41.1ps (required = 16ps)</text:p>
      <text:p text:style-name="P4"/>
      <text:p text:style-name="P4"/>
      <text:p text:style-name="P4"/>
      <text:p text:style-name="P4">***** NO Max Transition Time Violation *****</text:p>
      <text:p text:style-name="P4"/>
      <text:p text:style-name="P4">***** NO Min Transition Time Violation *****</text:p>
      <text:p text:style-name="P4"/>
      <text:p text:style-name="P4">***** NO Max_Fanout Violation *****</text:p>
      <text:p text:style-name="P4"/>
      <text:p text:style-name="P4">***** NO AC Irms Limit Violation *****</text:p>
      <text:p text:style-name="P4"/>
      <text:p text:style-name="P4">**** Sub Tree Report ****</text:p>
      <text:p text:style-name="P4">OUTPUT_TERM: clk [0(ps) 0(ps)]</text:p>
      <text:p text:style-name="P4"/>
      <text:p text:style-name="P4">Main Tree: </text:p>
      <text:p text:style-name="P4"><text:s text:c="5"/>nrSink <text:s text:c="8"/>: 3041</text:p>
      <text:p text:style-name="P4"><text:s text:c="5"/>Rise Delay<text:tab/> <text:s text:c="2"/>: [110.1(ps) <text:s/>151.2(ps)]</text:p>
      <text:p text:style-name="P4"><text:s text:c="5"/>Rise Skew<text:tab/> <text:s text:c="2"/>: 41.1(ps)</text:p>
      <text:p text:style-name="P4"><text:s text:c="5"/>Fall Delay<text:tab/> <text:s text:c="2"/>: [121.7(ps) <text:s/>165.9(ps)]</text:p>
      <text:p text:style-name="P4"><text:s text:c="5"/>Fall Skew<text:tab/> <text:s text:c="2"/>: 44.2(ps)</text:p>
      <text:p text:style-name="P4"/>
      <text:p text:style-name="P4"/>
      <text:p text:style-name="P4"><text:s text:c="2"/>Main Tree from clk w/o tracing through gates: </text:p>
      <text:p text:style-name="P4"><text:s text:c="5"/>nrSink : 3041</text:p>
      <text:p text:style-name="P4"><text:s text:c="5"/>nrGate : 0</text:p>
      <text:p text:style-name="P4"><text:s text:c="5"/>Rise Delay [110.1(ps) <text:s/>151.2(ps)] Skew [41.1(ps)]</text:p>
      <text:p text:style-name="P4"><text:s text:c="5"/>Fall Delay [121.7(ps) <text:s/>165.9(ps)] Skew=[44.2(ps)]</text:p>
      <text:p text:style-name="P4"/>
      <text:p text:style-name="P4"/>
      <text:p text:style-name="P1"/>
      <text:p text:style-name="P1">2. Geom.rpt</text:p>
      <text:p text:style-name="P4">###############################################################</text:p>
      <text:p text:style-name="P4"># <text:s/>Generated by: <text:s text:c="5"/>Cadence Encounter 14.27-s035_1</text:p>
      <text:p text:style-name="P4"># <text:s/>OS: <text:s text:c="15"/>Linux x86_64(Host ID eecad32.eas.asu.edu)</text:p>
      <text:p text:style-name="P4"># <text:s/>Generated on: <text:s text:c="5"/>Wed Nov 30 20:45:10 2016</text:p>
      <text:p text:style-name="P4"># <text:s/>Design: <text:s text:c="11"/>simon32_64</text:p>
      <text:p text:style-name="P4"># <text:s/>Command: <text:s text:c="10"/>verifyGeometry</text:p>
      <text:p text:style-name="P4">###############################################################</text:p>
      <text:p text:style-name="P4"/>
      <text:p text:style-name="P4"/>
      <text:p text:style-name="P4">Begin Summary ...</text:p>
      <text:p text:style-name="P4"><text:s text:c="2"/>Cells <text:s text:c="6"/>: 0</text:p>
      <text:p text:style-name="P4"><text:s text:c="2"/>SameNet <text:s text:c="4"/>: 0</text:p>
      <text:p text:style-name="P4"><text:soft-page-break/><text:s text:c="2"/>Wiring <text:s text:c="5"/>: 0</text:p>
      <text:p text:style-name="P4"><text:s text:c="2"/>Antenna <text:s text:c="4"/>: 0</text:p>
      <text:p text:style-name="P4"><text:s text:c="2"/>Short <text:s text:c="6"/>: 0</text:p>
      <text:p text:style-name="P4"><text:s text:c="2"/>Overlap <text:s text:c="4"/>: 0</text:p>
      <text:p text:style-name="P4">End Summary</text:p>
      <text:p text:style-name="P4"/>
      <text:p text:style-name="P4">No DRC violations were found</text:p>
      <text:p text:style-name="P4"/>
      <text:p text:style-name="P4"/>
      <text:p text:style-name="P4"/>
      <text:p text:style-name="P1">3. <text:s/>Conn.rpt</text:p>
      <text:p text:style-name="P1"/>
      <text:p text:style-name="P4">###############################################################</text:p>
      <text:p text:style-name="P4"># <text:s/>Generated by: <text:s text:c="5"/>Cadence Encounter 14.27-s035_1</text:p>
      <text:p text:style-name="P4"># <text:s/>OS: <text:s text:c="15"/>Linux x86_64(Host ID eecad32.eas.asu.edu)</text:p>
      <text:p text:style-name="P4"># <text:s/>Generated on: <text:s text:c="5"/>Wed Nov 30 21:46:35 2016</text:p>
      <text:p text:style-name="P4"># <text:s/>Design: <text:s text:c="11"/>simon32_64</text:p>
      <text:p text:style-name="P4"># <text:s/>Command: <text:s text:c="10"/>verifyConnectivity -type all -error 1000 -warning 50</text:p>
      <text:p text:style-name="P4">###############################################################</text:p>
      <text:p text:style-name="P4">Verify Connectivity Report is created on Wed Nov 30 21:46:35 2016</text:p>
      <text:p text:style-name="P4"/>
      <text:p text:style-name="P4"/>
      <text:p text:style-name="P4"/>
      <text:p text:style-name="P4"/>
      <text:p text:style-name="P4">Begin Summary</text:p>
      <text:p text:style-name="P4"><text:s text:c="4"/>Found no problems or warnings.</text:p>
      <text:p text:style-name="P4">End Summary</text:p>
      <text:p text:style-name="P4"/>
      <text:p text:style-name="P4"/>
      <text:p text:style-name="P4"/>
      <text:p text:style-name="P4"/>
      <text:p text:style-name="P1"/>
      <text:p text:style-name="P1">4. Gate and Area</text:p>
      <text:p text:style-name="P6"/>
      <text:p text:style-name="P4">simon32_64 Gates=142221 Cells=35834 Area=99532.2 um^2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9:31:50.699202571</meta:creation-date>
    <dc:date>2016-11-30T22:05:52.145817891</dc:date>
    <meta:editing-duration>PT8M2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97" meta:word-count="454" meta:character-count="4082" meta:non-whitespace-character-count="2809"/>
  </office:meta>
</office:document-meta>
</file>